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aladea1" svg:font-family="Caladea" style:font-pitch="variable"/>
    <style:font-face style:name="Courier 10 Pitch" svg:font-family="'Courier 10 Pitch'" style:font-pitch="variable"/>
    <style:font-face style:name="Gargi" svg:font-family="Gargi" style:font-pitch="variable"/>
    <style:font-face style:name="Gentium Book Basic1" svg:font-family="'Gentium Book Basic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Gentium Book Basic" svg:font-family="'Gentium Book Basic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5.3cm"/>
    </style:style>
    <style:style style:name="gr3" style:family="graphic" style:parent-style-name="standard">
      <style:graphic-properties draw:fill-color="#6600ff" draw:textarea-horizontal-align="justify" draw:textarea-vertical-align="middle" draw:auto-grow-height="false" fo:min-height="2.35cm" fo:min-width="5.3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2.35cm" fo:min-width="5.3cm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 fo:min-height="2.35cm" fo:min-width="5.3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2.35cm" fo:min-width="5.3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pr1" style:family="presentation" style:parent-style-name="Impress1-subtitle">
      <style:graphic-properties draw:fill-color="#ffffff" fo:min-height="16.26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title">
      <style:graphic-properties draw:auto-grow-height="true" fo:min-height="3.599cm"/>
    </style:style>
    <style:style style:name="pr7" style:family="presentation" style:parent-style-name="Impress1-title">
      <style:graphic-properties fo:min-height="3.599cm"/>
    </style:style>
    <style:style style:name="pr8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-color="#6600ff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00ff66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cc0000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66"/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Gargi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6699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6pt" fo:font-style="normal" style:font-size-asian="26pt" style:font-style-asian="normal" style:font-size-complex="26pt" style:font-style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800000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24pt" fo:font-style="normal" style:font-size-asian="24pt" style:font-style-asian="normal" style:font-size-complex="24pt" style:font-style-complex="normal"/>
    </style:style>
    <style:style style:name="T19" style:family="text">
      <style:text-properties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32">
        <office:forms form:automatic-focus="false" form:apply-design-mode="false"/>
        <draw:frame presentation:style-name="pr1" draw:text-style-name="P1" draw:layer="layout" svg:width="24.599cm" svg:height="16.26cm" svg:x="2cm" svg:y="0.836cm">
          <draw:text-box>
            <text:p>How to write software which allows plugins</text:p>
            <text:p/>
            <text:p/>
            <text:p>Abhijit A M </text:p>
            <text:p>abhijit.comp@coep.ac.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ncept</text:p>
          </draw:text-box>
        </draw:frame>
        <draw:custom-shape draw:style-name="gr2" draw:text-style-name="P3" draw:layer="layout" svg:width="5.8cm" svg:height="2.6cm" svg:x="10cm" svg:y="9.4cm">
          <text:p text:style-name="P2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2.6cm" svg:x="15cm" svg:y="4.8cm">
          <text:p text:style-name="P2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2.6cm" svg:x="17.6cm" svg:y="11.2cm">
          <text:p text:style-name="P2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8cm" svg:height="2.6cm" svg:x="9.6cm" svg:y="14cm">
          <text:p text:style-name="P2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cm" svg:height="2.6cm" svg:x="2.8cm" svg:y="5.8cm">
          <text:p text:style-name="P2"><text:span text:style-name="T1">Plugin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6cm" svg:y1="8.2cm" svg:x2="10.4cm" svg:y2="9.4cm">
          <text:p/>
        </draw:line>
        <draw:line draw:style-name="gr7" draw:text-style-name="P2" draw:layer="layout" svg:x1="16.6cm" svg:y1="7.4cm" svg:x2="15.8cm" svg:y2="9.8cm">
          <text:p/>
        </draw:line>
        <draw:line draw:style-name="gr7" draw:text-style-name="P2" draw:layer="layout" svg:x1="17.6cm" svg:y1="12.8cm" svg:x2="15.4cm" svg:y2="12cm">
          <text:p/>
        </draw:line>
        <draw:line draw:style-name="gr7" draw:text-style-name="P2" draw:layer="layout" svg:x1="11.6cm" svg:y1="12cm" svg:x2="11.2cm" svg:y2="14cm">
          <text:p/>
        </draw:line>
        <draw:frame draw:style-name="gr8" draw:text-style-name="P9" draw:layer="layout" svg:width="20.4cm" svg:height="1.508cm" svg:x="2.4cm" svg:y="17.2cm">
          <draw:text-box>
            <text:p text:style-name="P8"><text:span text:style-name="T2">Att</text:span><text:span text:style-name="T2">ach </text:span><text:span text:style-name="T2">and </text:span><text:span text:style-name="T2">re</text:span><text:span text:style-name="T2">mo</text:span><text:span text:style-name="T2">ve </text:span><text:span text:style-name="T3">cod</text:span><text:span text:style-name="T3">e</text:span><text:span text:style-name="T2"> </text:span><text:span text:style-name="T2">any</text:span><text:span text:style-name="T2">tim</text:span><text:span text:style-name="T2">e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quirements: Core and Plugin</text:p>
          </draw:text-box>
        </draw:frame>
        <draw:frame presentation:style-name="pr5" draw:layer="layout" svg:width="11.711cm" svg:height="12.18cm" svg:x="1.4cm" svg:y="4cm" presentation:class="outline" presentation:user-transformed="true">
          <draw:text-box>
            <text:p><text:span text:style-name="T4">Core: </text:span></text:p>
            <text:p>function coref() {</text:p>
            <text:p><text:s text:c="4"/>pluginX();</text:p>
            <text:p>}</text:p>
            <text:p>function coreg() {</text:p>
            <text:p><text:s text:c="3"/>Y(); </text:p>
            <text:p>}</text:p>
          </draw:text-box>
        </draw:frame>
        <draw:frame presentation:style-name="pr5" draw:layer="layout" svg:width="11.711cm" svg:height="12.18cm" svg:x="14.298cm" svg:y="3.8cm" presentation:class="outline" presentation:user-transformed="true">
          <draw:text-box>
            <text:p><text:span text:style-name="T4">Plugin</text:span></text:p>
            <text:p>function A() {</text:p>
            <text:p><text:s text:c="5"/>coref(); </text:p>
            <text:p>}</text:p>
            <text:p>function B() {</text:p>
            <text:p><text:s text:c="5"/>coref(); <text:s/>coreg(); </text:p>
            <text:p>}</text:p>
            <text:p>function pluginX() { …. } </text:p>
          </draw:text-box>
        </draw:frame>
        <draw:frame draw:style-name="gr9" draw:text-style-name="P10" draw:layer="layout" svg:width="22.6cm" svg:height="1.119cm" svg:x="1.6cm" svg:y="18cm">
          <draw:text-box>
            <text:p text:style-name="P2"><text:span text:style-name="T5">Plugi</text:span><text:span text:style-name="T5">n and </text:span><text:span text:style-name="T5">core </text:span><text:span text:style-name="T5">shoul</text:span><text:span text:style-name="T5">d be </text:span><text:span text:style-name="T5">able </text:span><text:span text:style-name="T5">to call </text:span><text:span text:style-name="T5">each </text:span><text:span text:style-name="T5">other‘</text:span><text:span text:style-name="T5">s </text:span><text:span text:style-name="T5">functi</text:span><text:span text:style-name="T5">on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ugins (normally) ca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 xml:id="id1" text:id="id1">Access all core APIs</text:p>
              </text:list-item>
              <text:list-item>
                <text:p xml:id="id2" text:id="id2">Access database</text:p>
              </text:list-item>
              <text:list-item>
                <text:p xml:id="id3" text:id="id3">Access existing libraries</text:p>
              </text:list-item>
              <text:list-item>
                <text:p xml:id="id4" text:id="id4">Access other plugins‘ code and database </text:p>
                <text:list>
                  <text:list-item>
                    <text:p xml:id="id5" text:id="id5">Depends on design</text:p>
                  </text:list-item>
                </text:list>
              </text:list-item>
              <text:list-item>
                <text:p xml:id="id6" text:id="id6">Can‘t</text:p>
                <text:list>
                  <text:list-item>
                    <text:p xml:id="id7" text:id="id7">Delete existing database/tables </text:p>
                  </text:list-item>
                  <text:list-item>
                    <text:p xml:id="id8" text:id="id8">Delete/Update/Modify core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99cm" svg:x="2cm" svg:y="0.79cm" presentation:class="title" presentation:user-transformed="true">
          <draw:text-box>
            <text:p>Requirements: Core vs Plugin upgra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 xml:id="id9" text:id="id9">In addition to Add/Delete plugins </text:p>
                <text:list>
                  <text:list-item>
                    <text:p xml:id="id10" text:id="id10">Upgrade plugin code</text:p>
                  </text:list-item>
                  <text:list-item>
                    <text:p xml:id="id11" text:id="id11">Core may upgrade to higher version, but plugin code can remain older version</text:p>
                  </text:list-item>
                  <text:list-item>
                    <text:p xml:id="id12" text:id="id12">Upgrade both core and plugin vers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5cm" presentation:class="title" presentation:user-transformed="true">
          <draw:text-box>
            <text:p><text:span text:style-name="T1">Th</text:span><text:span text:style-name="T1">e </text:span><text:span text:style-name="T1">be</text:span><text:span text:style-name="T1">nef</text:span><text:span text:style-name="T1">it </text:span><text:span text:style-name="T1">of </text:span><text:span text:style-name="T1">int</text:span><text:span text:style-name="T1">er</text:span><text:span text:style-name="T1">pr</text:span><text:span text:style-name="T1">ete</text:span><text:span text:style-name="T1">d </text:span><text:span text:style-name="T1">lan</text:span><text:span text:style-name="T1">gu</text:span><text:span text:style-name="T1">ag</text:span><text:span text:style-name="T1">es </text:span><text:span text:style-name="T1">wit</text:span><text:span text:style-name="T1">h </text:span><text:span text:style-name="T1">dy</text:span><text:span text:style-name="T1">na</text:span><text:span text:style-name="T1">mi</text:span><text:span text:style-name="T1">c </text:span><text:span text:style-name="T1">bin</text:span><text:span text:style-name="T1">di</text:span><text:span text:style-name="T1">ng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Languages: PHP, Perl, Python, …. </text:p>
                <text:list>
                  <text:list-item>
                    <text:p>Data types defined at run time, functions and code can be added at run time</text:p>
                  </text:list-item>
                </text:list>
              </text:list-item>
              <text:list-item>
                <text:p>Just write the code, add the files and it 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ugins calling core functions:</text:p>
          </draw:text-box>
        </draw:frame>
        <draw:frame presentation:style-name="pr5" draw:layer="layout" svg:width="11.711cm" svg:height="12.18cm" svg:x="2cm" svg:y="4cm" presentation:class="outline" presentation:user-transformed="true">
          <draw:text-box>
            <text:list text:style-name="L2">
              <text:list-item>
                <text:p xml:id="id13" text:id="id13"><text:span text:style-name="T6">Trivial </text:span></text:p>
              </text:list-item>
              <text:list-item>
                <text:p xml:id="id14" text:id="id14"><text:span text:style-name="T6">Just add the plugin code and core code is available !</text:span></text:p>
              </text:list-item>
              <text:list-item>
                <text:p xml:id="id15" text:id="id15"><text:span text:style-name="T6">Just require_once(core.php) in plugin code</text:span></text:p>
              </text:list-item>
              <text:list-item>
                <text:p xml:id="id16" text:id="id16"><text:span text:style-name="T6">Why is it needed?</text:span></text:p>
                <text:list>
                  <text:list-item>
                    <text:p xml:id="id17" text:id="id17"><text:span text:style-name="T7">access core database functions and data </text:span></text:p>
                  </text:list-item>
                  <text:list-item>
                    <text:p xml:id="id18" text:id="id18"><text:span text:style-name="T7">libraries become accessible</text:span></text:p>
                  </text:list-item>
                </text:list>
              </text:list-item>
            </text:list>
          </draw:text-box>
        </draw:frame>
        <draw:frame presentation:style-name="pr5" draw:layer="layout" svg:width="11.711cm" svg:height="12.18cm" svg:x="14.298cm" svg:y="6cm" presentation:class="outline" presentation:user-transformed="true">
          <draw:text-box>
            <text:p><text:span text:style-name="T4">Plugin</text:span></text:p>
            <text:p>function A() {</text:p>
            <text:p><text:s text:c="5"/>coref(); </text:p>
            <text:p>}</text:p>
            <text:p>function B() {</text:p>
            <text:p><text:s text:c="5"/>coref(); <text:s/>coreg(); </text:p>
            <text:p>}</text:p>
            <text:p>function pluginX() { …. }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re calling plugin functions: 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2">
              <text:list-item>
                <text:p xml:id="id19" text:id="id19">Is it needed? Why? and where ?</text:p>
                <text:list>
                  <text:list-item>
                    <text:p xml:id="id20" text:id="id20">That‘s how the plugin will work!</text:p>
                  </text:list-item>
                  <text:list-item>
                    <text:p xml:id="id21" text:id="id21">Show the plugin as an option</text:p>
                  </text:list-item>
                  <text:list-item>
                    <text:p xml:id="id22" text:id="id22">When user selects the plugin, call the plugin‘s functions</text:p>
                  </text:list-item>
                </text:list>
              </text:list-item>
            </text:list>
          </draw:text-box>
        </draw:frame>
        <draw:frame presentation:style-name="pr5" draw:layer="layout" svg:width="11.711cm" svg:height="12.18cm" svg:x="14.298cm" svg:y="6cm" presentation:class="outline">
          <draw:text-box>
            <text:p><text:span text:style-name="T4">Core: </text:span></text:p>
            <text:p>function coref() {</text:p>
            <text:p><text:s text:c="4"/>pluginX();</text:p>
            <text:p>}</text:p>
            <text:p>function coreg() {</text:p>
            <text:p><text:s text:c="3"/>Y(); </text:p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re calling plugin functions: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23" text:id="id23"><text:span text:style-name="T6">How will core know the function names of the plugin, the database tables added, etc. ?</text:span></text:p>
                <text:list>
                  <text:list-item>
                    <text:p xml:id="id24" text:id="id24"><text:span text:style-name="T7">Plugin needs to tell the core. When?</text:span></text:p>
                  </text:list-item>
                  <text:list-item>
                    <text:p xml:id="id25" text:id="id25"><text:span text:style-name="T7">At the time of <text:s/>installing the plugin. How? </text:span></text:p>
                  </text:list-item>
                  <text:list-item>
                    <text:p xml:id="id26" text:id="id26"><text:span text:style-name="T7">1) If plugin code runs at the time of installation (C)</text:span></text:p>
                    <text:list>
                      <text:list-item>
                        <text:p xml:id="id27" text:id="id27"><text:span text:style-name="T7">By calling certain pre-defined functions in the core and specifying the functions of plugin to be called</text:span></text:p>
                      </text:list-item>
                      <text:list-item>
                        <text:p xml:id="id28" text:id="id28"><text:span text:style-name="T7">The core needs to remember all such ‘callbacks‘</text:span></text:p>
                      </text:list-item>
                    </text:list>
                  </text:list-item>
                  <text:list-item>
                    <text:p xml:id="id29" text:id="id29"><text:span text:style-name="T7">2) If plugin code does not run <text:s/>(PHP)</text:span></text:p>
                    <text:list>
                      <text:list-item>
                        <text:p xml:id="id30" text:id="id30"><text:span text:style-name="T7">Core has to scan for all plugins and take not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Thinking of plugins in <text:span text:style-name="T8">ta</text:span><text:span text:style-name="T8">as</text:span><text:span text:style-name="T8">ik</text:span><text:span text:style-name="T8">a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Which parts can be made pluginable?</text:p>
                <text:list>
                  <text:list-item>
                    <text:p>Export timetable</text:p>
                  </text:list-item>
                  <text:list-item>
                    <text:p>Themes </text:p>
                    <text:list>
                      <text:list-item>
                        <text:p>Different look and feel op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verview of export in taasik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 xml:id="id31" text:id="id31">Select menu for export: user selects an option</text:p>
              </text:list-item>
              <text:list-item>
                <text:p xml:id="id32" text:id="id32">jsExport(<text:span text:style-name="T9">type</text:span>) is called in Javascript</text:p>
              </text:list-item>
              <text:list-item>
                <text:p xml:id="id33" text:id="id33">Sends AJAX request with request-type=<text:span text:style-name="T9">type</text:span></text:p>
              </text:list-item>
              <text:list-item>
                <text:p xml:id="id34" text:id="id34"><text:span text:style-name="T10">In PHP <text:s/>function called export</text:span><text:span text:style-name="T9">type() </text:span><text:span text:style-name="T10">is called</text:span></text:p>
              </text:list-item>
              <text:list-item>
                <text:p xml:id="id35" text:id="id35"><text:span text:style-name="T10">Function returns filename()</text:span></text:p>
              </text:list-item>
              <text:list-item>
                <text:p xml:id="id36" text:id="id36"><text:span text:style-name="T10">This file is </text:span><text:span text:style-name="T9">echo()ed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99cm" svg:x="2cm" svg:y="0.79cm" presentation:class="title" presentation:user-transformed="true">
          <draw:text-box>
            <text:p>Taasika: export file plugin<text:line-break/>Design issu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37" text:id="id37">What should the plugin (xyz) provide</text:p>
                <text:list>
                  <text:list-item>
                    <text:p xml:id="id38" text:id="id38">PHP function <text:span text:style-name="T11">export_xyz()</text:span> </text:p>
                    <text:list>
                      <text:list-item>
                        <text:p xml:id="id39" text:id="id39">this function will create the file to be exported and return the path-name of the file</text:p>
                      </text:list-item>
                      <text:list-item>
                        <text:p xml:id="id40" text:id="id40">In a file called <text:span text:style-name="T11">exportXYZ.php</text:span></text:p>
                      </text:list-item>
                    </text:list>
                  </text:list-item>
                  <text:list-item>
                    <text:p xml:id="id41" text:id="id41">JS function<text:span text:style-name="T11"> jsExportXYZ()</text:span> </text:p>
                    <text:list>
                      <text:list-item>
                        <text:p xml:id="id42" text:id="id42">in a file called <text:span text:style-name="T11">exportXYZ.js 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99cm" svg:x="2cm" svg:y="0.79cm" presentation:class="title" presentation:user-transformed="true">
          <draw:text-box>
            <text:p>Taasika: export file plugin<text:line-break/>Design issu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43" text:id="id43"><text:span text:style-name="T6">Taasika code in following places needs </text:span><text:span text:style-name="T12">modularisation</text:span></text:p>
                <text:list>
                  <text:list-item>
                    <text:p xml:id="id44" text:id="id44"><text:span text:style-name="T13">jsExport(type) (js/timetable.js)</text:span></text:p>
                    <text:list>
                      <text:list-item>
                        <text:p xml:id="id45" text:id="id45"><text:span text:style-name="T13">This code should call the appropriate js function </text:span></text:p>
                      </text:list-item>
                    </text:list>
                  </text:list-item>
                  <text:list-item>
                    <text:p xml:id="id46" text:id="id46"><text:span text:style-name="T13">export-menu select tag <text:s/>(html/menuoptions.html)</text:span></text:p>
                    <text:list>
                      <text:list-item>
                        <text:p xml:id="id47" text:id="id47"><text:span text:style-name="T13">This one can‘t be HTML now, it has to be emitted by PHP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99cm" svg:x="2cm" svg:y="0.79cm" presentation:class="title" presentation:user-transformed="true">
          <draw:text-box>
            <text:p>Taasika: export file plugin<text:line-break/>Design issu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48" text:id="id48"><text:span text:style-name="T6">Taasika code in following places needs </text:span><text:span text:style-name="T12">modularisation</text:span></text:p>
                <text:list>
                  <text:list-item>
                    <text:p xml:id="id49" text:id="id49"><text:span text:style-name="T13">timetable.php </text:span></text:p>
                    <text:list>
                      <text:list-item>
                        <text:p xml:id="id50" text:id="id50"><text:span text:style-name="T13">handle new reqType </text:span></text:p>
                      </text:list-item>
                      <text:list-item>
                        <text:p xml:id="id51" text:id="id51"><text:span text:style-name="T13">how to require_once() the code of new plugin in timeTable.php? </text:span></text:p>
                      </text:list-item>
                      <text:list-item>
                        <text:p xml:id="id52" text:id="id52"><text:span text:style-name="T13">include exportXYZ.js in the HTML to be sent</text:span></text:p>
                      </text:list-item>
                    </text:list>
                  </text:list-item>
                  <text:list-item>
                    <text:p xml:id="id53" text:id="id53"><text:span text:style-name="T13">export.php ?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How to detect plugins?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7">The Moodle Way</text:span></text:p>
                <text:list>
                  <text:list-item>
                    <text:p><text:span text:style-name="T7">Developers copy the </text:span><text:span text:style-name="T7">plugin code in taasika </text:span><text:span text:style-name="T7">folder</text:span></text:p>
                  </text:list-item>
                  <text:list-item>
                    <text:p><text:span text:style-name="T7">Taasika detects that a </text:span><text:span text:style-name="T7">plugin is added</text:span></text:p>
                    <text:list>
                      <text:list-item>
                        <text:p><text:span text:style-name="T7">How?</text:span></text:p>
                      </text:list-item>
                      <text:list-item>
                        <text:p><text:span text:style-name="T7">timetable.php </text:span><text:span text:style-name="T7">scanning folders, </text:span><text:span text:style-name="T7">and checking for </text:span><text:span text:style-name="T7">new files</text:span></text:p>
                        <text:list>
                          <text:list-item>
                            <text:p><text:span text:style-name="T5">What is a new file?</text:span></text:p>
                          </text:list-item>
                          <text:list-item>
                            <text:p><text:span text:style-name="T5">Record of existing </text:span><text:span text:style-name="T5">ones needs to be kept</text:span></text:p>
                            <text:list>
                              <text:list-item>
                                <text:p><text:span text:style-name="T5">version.php has </text:span><text:span text:style-name="T5">$plugin-&gt;version </text:span><text:span text:style-name="T5"><text:s/>, store it in DB!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other way </text:span></text:p>
                <text:list>
                  <text:list-item>
                    <text:p><text:span text:style-name="T7">Developers upload the </text:span><text:span text:style-name="T7">file. What next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hanges to taasika core co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New table: plugins</text:p>
                <text:list>
                  <text:list-item>
                    <text:p>id (primary key), plugin_name(string), plugin-version(number)</text:p>
                  </text:list-item>
                </text:list>
              </text:list-item>
              <text:list-item>
                <text:p>timetable.php to </text:p>
                <text:list>
                  <text:list-item>
                    <text:p>read plugins table, for each plugin (ABCD)</text:p>
                    <text:list>
                      <text:list-item>
                        <text:p>include <text:s/>exportABCD.js <text:s/>in HTML</text:p>
                      </text:list-item>
                      <text:list-item>
                        <text:p>require_once exportABCD.php </text:p>
                      </text:list-item>
                    </text:list>
                  </text:list-item>
                  <text:list-item>
                    <text:p>search for new plugins and register them in plugins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ugin writers to do these thing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Inside plugin code</text:p>
                <text:list>
                  <text:list-item>
                    <text:p>require_once config.php</text:p>
                  </text:list-item>
                  <text:list-item>
                    <text:p>require_once <text:s/>common.php</text:p>
                  </text:list-item>
                  <text:list-item>
                    <text:p>require_once db.php <text:s/></text:p>
                  </text:list-item>
                </text:list>
              </text:list-item>
              <text:list-item>
                <text:p>Can call (taasika API!) </text:p>
                <text:list>
                  <text:list-item>
                    <text:p>dbConnect(), sqlGetOneRow(), sqlUpdate(), sqlGetAllRows(), getArgument(), ttLog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How moodle handles plugin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<text:span text:style-name="T14">mdl_config_plugins table</text:span></text:p>
            <text:p><text:span text:style-name="T14">+-------+------------------------</text:span><text:span text:style-name="T14">+-----------------------------+------------+</text:span></text:p>
            <text:p><text:span text:style-name="T14">| id <text:s text:c="3"/>| plugin <text:s text:c="16"/>| name <text:s text:c="18"/></text:span><text:span text:style-name="T14"><text:s text:c="5"/>| value <text:s text:c="5"/>|</text:span></text:p>
            <text:p><text:span text:style-name="T14">+-------+------------------------</text:span><text:span text:style-name="T14">+-----------------------------+------------+</text:span></text:p>
            <text:p><text:span text:style-name="T14">| 10251 | block_abhijit <text:s text:c="9"/>| version <text:s text:c="3"/></text:span><text:span text:style-name="T14"><text:s text:c="17"/>| 2011062802 |</text:span></text:p>
            <text:p><text:span text:style-name="T14">| <text:s/>5843 | block_activity_modules | </text:span><text:span text:style-name="T14">version <text:s text:c="20"/>| 2016120500 |</text:span></text:p>
            <text:p><text:span text:style-name="T14">| 10216 | block_activity_results | </text:span><text:span text:style-name="T14">config_decimalpoints <text:s text:c="7"/>| 2 <text:s text:c="9"/>|</text:span></text:p>
            <text:p><text:span text:style-name="T14">| 10217 | block_activity_results | </text:span><text:span text:style-name="T14">config_decimalpoints_locked | <text:s text:c="11"/>|</text:span></text:p>
            <text:p><text:span text:style-name="T14">| 10214 | block_activity_results | </text:span><text:span text:style-name="T14">config_gradeformat <text:s text:c="9"/>| 1 <text:s text:c="9"/>|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How moodle handles plugins?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p><text:span text:style-name="T15">mdl_config_plugins table</text:span></text:p>
            <text:p><text:span text:style-name="T15">+-------+------------------------</text:span><text:span text:style-name="T15">+-----------------------------</text:span><text:span text:style-name="T15">+------------+</text:span></text:p>
            <text:p><text:span text:style-name="T15">| id <text:s text:c="3"/>| plugin <text:s text:c="16"/>| name <text:s text:c="7"/></text:span><text:span text:style-name="T15"><text:s text:c="16"/>| value <text:s text:c="5"/>|</text:span></text:p>
            <text:p><text:span text:style-name="T15">+-------+------------------------</text:span><text:span text:style-name="T15">+-----------------------------</text:span><text:span text:style-name="T15">+------------+</text:span></text:p>
            <text:p><text:span text:style-name="T16">Value here is used for checking </text:span><text:span text:style-name="T16">whether </text:span><text:span text:style-name="T17">upgrade</text:span><text:span text:style-name="T18"> is required.</text:span></text:p>
            <text:p><text:span text:style-name="T18"/></text:p>
            <text:p><text:span text:style-name="T18">If version.php‘s version value is </text:span><text:span text:style-name="T18">bigger than this </text:span><text:span text:style-name="T17">value, </text:span><text:span text:style-name="T18">then </text:span><text:span text:style-name="T18">upgrade is requi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99cm" svg:x="2cm" svg:y="0.79cm" presentation:class="title" presentation:user-transformed="true">
          <draw:text-box>
            <text:p>What happens during upgrade of a moodle plugi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54" text:id="id54">The plugin has to tell what is meant by upgrade!</text:p>
              </text:list-item>
              <text:list-item>
                <text:p xml:id="id55" text:id="id55">If only code has changed, then upgrade means</text:p>
                <text:list>
                  <text:list-item>
                    <text:p xml:id="id56" text:id="id56">Do nothing!</text:p>
                  </text:list-item>
                </text:list>
              </text:list-item>
              <text:list-item>
                <text:p xml:id="id57" text:id="id57">If database changes are required</text:p>
                <text:list>
                  <text:list-item>
                    <text:p xml:id="id58" text:id="id58">Plugin has to provide the code in upgrade.php</text:p>
                  </text:list-item>
                  <text:list-item>
                    <text:p xml:id="id59" text:id="id59">All possible upgrades to be taken care</text:p>
                    <text:list>
                      <text:list-item>
                        <text:p xml:id="id60" text:id="id60">A→B, B →C, <text:s/>C→D, A→C, A→D, B→ D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ugins can have their own tabl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 xml:id="id61" text:id="id61">Moodle (core) has nothing to do with them</text:p>
              </text:list-item>
              <text:list-item>
                <text:p xml:id="id62" text:id="id62">Plugin provides code to create, update, delete these tables</text:p>
              </text:list-item>
            </text:list>
            <text:p xml:id="id63" text:id="id63"><text:span text:style-name="T19">mysql&gt; select * from mdl_block_test;</text:span></text:p>
            <text:p xml:id="id64" text:id="id64"><text:span text:style-name="T19">+----+-----------+--------------+</text:span></text:p>
            <text:p xml:id="id65" text:id="id65"><text:span text:style-name="T19">| id | pagetitle | displaytext <text:s/>|</text:span></text:p>
            <text:p xml:id="id66" text:id="id66"><text:span text:style-name="T19">+----+-----------+--------------+</text:span></text:p>
            <text:p xml:id="id67" text:id="id67"><text:span text:style-name="T19">| <text:s/>1 | A <text:s text:c="8"/>| &lt;p&gt;A&lt;br&gt;&lt;/p&gt; |</text:span></text:p>
            <text:p xml:id="id68" text:id="id68"><text:span text:style-name="T19">| <text:s/>2 | B <text:s text:c="8"/>| B&lt;p&gt;&lt;br&gt;&lt;/p&gt; |</text:span></text:p>
            <text:p xml:id="id69" text:id="id69"><text:span text:style-name="T19">+----+-----------+--------------+</text:span></text:p>
            <text:list text:continue-numbering="true" text:style-name="L2"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ugin uninstall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Plugins to provide the code for this</text:p>
                <text:list>
                  <text:list-item>
                    <text:p>uninstall.php</text:p>
                  </text:list-item>
                </text:list>
              </text:list-item>
              <text:list-item>
                <text:p>Remove all the plugin‘s tables</text:p>
              </text:list-item>
              <text:list-item>
                <text:p>Remove all entries made by plugin in other database tables</text:p>
              </text:list-item>
              <text:list-item>
                <text:p>Will Core do anything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re‘s role in uninstall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 xml:id="id70" text:id="id70">Can core remove data created by plugin?</text:p>
                <text:list>
                  <text:list-item>
                    <text:p xml:id="id71" text:id="id71">Normally no</text:p>
                  </text:list-item>
                  <text:list-item>
                    <text:p xml:id="id72" text:id="id72">Unless? </text:p>
                  </text:list-item>
                </text:list>
              </text:list-item>
              <text:list-item>
                <text:p xml:id="id73" text:id="id73">If core tables have a column called <text:span text:style-name="T9">pluginid <text:s/>and</text:span></text:p>
              </text:list-item>
              <text:list-item>
                <text:p xml:id="id74" text:id="id74"><text:span text:style-name="T10">On every DB insert query by plugin, the plugin ID is inserted by core‘s DB API</text:span></text:p>
              </text:list-item>
              <text:list-item>
                <text:p xml:id="id75" text:id="id75"><text:span text:style-name="T10">Then Core an remove such row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99cm" svg:x="2cm" svg:y="0.79cm" presentation:class="title" presentation:user-transformed="true">
          <draw:text-box>
            <text:p>What if plugins don‘t take care of their tabl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 xml:id="id76" text:id="id76">Nothing can be done</text:p>
              </text:list-item>
              <text:list-item>
                <text:p xml:id="id77" text:id="id77">Those tables will stay there !</text:p>
              </text:list-item>
              <text:list-item>
                <text:p xml:id="id78" text:id="id78">Untill you remove them manually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aladea1" svg:font-family="Caladea" style:font-pitch="variable"/>
    <style:font-face style:name="Courier 10 Pitch" svg:font-family="'Courier 10 Pitch'" style:font-pitch="variable"/>
    <style:font-face style:name="Gargi" svg:font-family="Gargi" style:font-pitch="variable"/>
    <style:font-face style:name="Gentium Book Basic1" svg:font-family="'Gentium Book Basic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Gentium Book Basic" svg:font-family="'Gentium Book Basic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99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ff0000" style:font-name="Caladea" fo:font-family="Caladea" style:font-family-generic="roman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006600" style:font-name="Caladea" fo:font-family="Caladea" style:font-family-generic="roman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Caladea" fo:font-family="Caladea" style:font-family-generic="roman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Caladea" fo:font-family="Caladea" style:font-family-generic="roman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Caladea" fo:font-family="Caladea" style:font-family-generic="roman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Caladea" fo:font-family="Caladea" style:font-family-generic="roman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Gentium Book Basic1" fo:font-family="'Gentium Book Basic'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title">
      <style:graphic-properties draw:auto-grow-height="false" fo:min-height="3.507cm"/>
    </style:style>
    <style:style style:name="Mpr6" style:family="presentation" style:parent-style-name="Impress1-outline1">
      <style:graphic-properties fo:min-height="12.18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5" draw:layer="backgroundobjects" svg:width="24.599cm" svg:height="3.507cm" svg:x="2cm" svg:y="0.836cm" presentation:class="title">
        <draw:text-box>
          <text:p>Click to edit the title text format</text:p>
        </draw:text-box>
      </draw:frame>
      <draw:frame presentation:style-name="Mpr6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<text:span text:style-name="MT3">Fourth Outline </text:span><text:span text:style-name="MT3">Level</text:span></text:p>
                          <text:list>
                            <text:list-item>
                              <text:p><text:span text:style-name="MT3">Fifth Outline </text:span><text:span text:style-name="MT3">Level</text:span></text:p>
                              <text:list>
                                <text:list-item>
                                  <text:p><text:span text:style-name="MT3">Sixth </text:span><text:span text:style-name="MT3">Outline </text:span><text:span text:style-name="MT3">Level</text:span></text:p>
                                  <text:list>
                                    <text:list-item>
                                      <text:p><text:span text:style-name="MT3">Seventh </text:span><text:span text:style-name="MT3">Outline </text:span><text:span text:style-name="MT3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4</text:page-count></text:span></text:p>
        </draw:text-box>
      </draw:frame>
      <draw:custom-shape presentation:style-name="Mpr8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1:36:16.675246234</meta:creation-date>
    <meta:editing-duration>P1DT10H29M38S</meta:editing-duration>
    <meta:editing-cycles>101</meta:editing-cycles>
    <meta:generator>LibreOffice/5.1.4.2$Linux_X86_64 LibreOffice_project/f99d75f39f1c57ebdd7ffc5f42867c12031db97a</meta:generator>
    <dc:date>2018-03-07T11:35:23.455907990</dc:date>
    <meta:document-statistic meta:object-count="142"/>
    <meta:template xlink:type="simple" xlink:actuate="onRequest" xlink:title="Impress" xlink:href="../../../../../../../../opt/libreoffice5.1/share/template/common/presnt/Impress.otp" meta:date="2018-03-01T11:36:16.362437715"/>
  </office:meta>
</office:document-meta>
</file>